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tab-stops>
          <style:tab-stop style:type="left" style:position="4.5083in"/>
        </style:tab-stops>
      </style:paragraph-properties>
    </style:style>
    <style:style style:name="T2" style:parent-style-name="Heading1Char" style:family="text">
      <style:text-properties fo:font-weight="bold" style:font-weight-asian="bold" style:font-weight-complex="bold" style:use-window-font-color="true" fo:font-size="24pt" style:font-size-asian="24pt" style:font-size-complex="24pt"/>
    </style:style>
    <style:style style:name="T3" style:parent-style-name="DefaultParagraphFont" style:family="text">
      <style:text-properties style:font-name="Aptos Display" style:font-name-asian="Times New Roman" style:font-name-complex="Times New Roman" fo:font-weight="bold" style:font-weight-asian="bold" style:font-weight-complex="bold" fo:font-size="24pt" style:font-size-asian="24pt" style:font-size-complex="24pt"/>
    </style:style>
    <style:style style:name="T4" style:parent-style-name="Heading1Char" style:family="text">
      <style:text-properties fo:font-weight="bold" style:font-weight-asian="bold" style:font-weight-complex="bold" style:use-window-font-color="true" fo:font-size="24pt" style:font-size-asian="24pt" style:font-size-complex="24pt"/>
    </style:style>
    <style:style style:name="T5" style:parent-style-name="Heading1Char" style:family="text">
      <style:text-properties fo:font-weight="bold" style:font-weight-asian="bold" style:font-weight-complex="bold" style:use-window-font-color="true" fo:font-size="24pt" style:font-size-asian="24pt" style:font-size-complex="24pt"/>
    </style:style>
    <style:style style:name="T6" style:parent-style-name="Heading1Char" style:family="text">
      <style:text-properties fo:font-weight="bold" style:font-weight-asian="bold" style:font-weight-complex="bold" style:use-window-font-color="true" fo:font-size="24pt" style:font-size-asian="24pt" style:font-size-complex="24pt"/>
    </style:style>
    <style:style style:name="T7" style:parent-style-name="Heading1Char" style:family="text">
      <style:text-properties fo:font-weight="bold" style:font-weight-asian="bold" style:font-weight-complex="bold" style:use-window-font-color="true" fo:font-size="24pt" style:font-size-asian="24pt" style:font-size-complex="24pt"/>
    </style:style>
    <style:style style:name="T8" style:parent-style-name="Heading1Char" style:family="text">
      <style:text-properties fo:font-weight="bold" style:font-weight-asian="bold" style:font-weight-complex="bold" style:use-window-font-color="true" fo:font-size="24pt" style:font-size-asian="24pt" style:font-size-complex="24pt"/>
    </style:style>
    <style:style style:name="T9" style:parent-style-name="Heading1Char" style:family="text">
      <style:text-properties fo:font-weight="bold" style:font-weight-asian="bold" style:font-weight-complex="bold" style:use-window-font-color="true" fo:font-size="24pt" style:font-size-asian="24pt" style:font-size-complex="24pt"/>
    </style:style>
    <style:style style:name="T10" style:parent-style-name="Heading1Char" style:family="text">
      <style:text-properties fo:font-weight="bold" style:font-weight-asian="bold" style:font-weight-complex="bold" style:use-window-font-color="true" fo:font-size="24pt" style:font-size-asian="24pt" style:font-size-complex="24pt"/>
    </style:style>
    <style:style style:name="P11" style:parent-style-name="Normal" style:family="paragraph">
      <style:paragraph-properties fo:break-before="page"/>
    </style:style>
    <style:style style:name="T12" style:parent-style-name="DefaultParagraphFont" style:family="text">
      <style:text-properties fo:language="en" fo:country="GB"/>
    </style:style>
    <style:style style:name="P13" style:parent-style-name="TOC1" style:family="paragraph">
      <style:paragraph-properties>
        <style:tab-stops>
          <style:tab-stop style:type="right" style:leader-style="dotted" style:leader-text="." style:position="6.2611in"/>
        </style:tab-stops>
      </style:paragraph-properties>
    </style:style>
    <style:style style:name="T14" style:parent-style-name="Hyperlink" style:family="text">
      <style:text-properties fo:font-weight="bold" style:font-weight-asian="bold" style:font-weight-complex="bold"/>
    </style:style>
    <style:style style:name="T15" style:parent-style-name="Hyperlink" style:family="text">
      <style:text-properties fo:font-weight="bold" style:font-weight-asian="bold" style:font-weight-complex="bold"/>
    </style:style>
    <style:style style:name="P16" style:parent-style-name="TOC1" style:family="paragraph">
      <style:paragraph-properties>
        <style:tab-stops>
          <style:tab-stop style:type="right" style:leader-style="dotted" style:leader-text="." style:position="6.2611in"/>
        </style:tab-stops>
      </style:paragraph-properties>
    </style:style>
    <style:style style:name="T17" style:parent-style-name="Hyperlink" style:family="text">
      <style:text-properties fo:font-weight="bold" style:font-weight-asian="bold" style:font-weight-complex="bold"/>
    </style:style>
    <style:style style:name="T18" style:parent-style-name="Hyperlink" style:family="text">
      <style:text-properties fo:font-weight="bold" style:font-weight-asian="bold" style:font-weight-complex="bold"/>
    </style:style>
    <style:style style:name="T19" style:parent-style-name="Hyperlink" style:family="text">
      <style:text-properties fo:font-weight="bold" style:font-weight-asian="bold" style:font-weight-complex="bold"/>
    </style:style>
    <style:style style:name="T20" style:parent-style-name="Hyperlink" style:family="text">
      <style:text-properties fo:font-weight="bold" style:font-weight-asian="bold" style:font-weight-complex="bold"/>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1" style:family="paragraph">
      <style:paragraph-properties>
        <style:tab-stops>
          <style:tab-stop style:type="right" style:leader-style="dotted" style:leader-text="." style:position="6.2611in"/>
        </style:tab-stops>
      </style:paragraph-properties>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Heading1" style:family="paragraph">
      <style:paragraph-properties fo:text-align="center"/>
    </style:style>
    <style:style style:name="P27" style:parent-style-name="Heading1" style:family="paragraph">
      <style:paragraph-properties fo:text-align="center"/>
    </style:style>
    <style:style style:name="P28" style:parent-style-name="Normal" style:list-style-name="LFO1" style:family="paragraph">
      <style:paragraph-properties fo:line-height="115%"/>
      <style:text-properties fo:font-size="14pt" style:font-size-asian="14pt" style:font-size-complex="14pt"/>
    </style:style>
    <style:style style:name="P29" style:parent-style-name="Normal" style:list-style-name="LFO1" style:family="paragraph">
      <style:paragraph-properties fo:line-height="115%"/>
      <style:text-properties fo:font-size="14pt" style:font-size-asian="14pt" style:font-size-complex="14pt"/>
    </style:style>
    <style:style style:name="P30" style:parent-style-name="Normal" style:list-style-name="LFO1" style:family="paragraph">
      <style:paragraph-properties fo:line-height="115%"/>
      <style:text-properties fo:font-size="14pt" style:font-size-asian="14pt" style:font-size-complex="14pt"/>
    </style:style>
    <style:style style:name="P31" style:parent-style-name="Normal" style:list-style-name="LFO1" style:family="paragraph">
      <style:paragraph-properties fo:line-height="115%"/>
      <style:text-properties fo:font-size="14pt" style:font-size-asian="14pt" style:font-size-complex="14pt"/>
    </style:style>
    <style:style style:name="P32" style:parent-style-name="Normal" style:list-style-name="LFO1" style:family="paragraph">
      <style:paragraph-properties fo:line-height="115%"/>
      <style:text-properties fo:font-size="14pt" style:font-size-asian="14pt" style:font-size-complex="14pt"/>
    </style:style>
    <style:style style:name="P33" style:parent-style-name="Normal" style:list-style-name="LFO1" style:family="paragraph">
      <style:paragraph-properties fo:line-height="115%"/>
      <style:text-properties fo:font-size="14pt" style:font-size-asian="14pt" style:font-size-complex="14pt"/>
    </style:style>
    <style:style style:name="P34" style:parent-style-name="Heading1" style:family="paragraph">
      <style:paragraph-properties fo:text-align="center"/>
    </style:style>
    <style:style style:name="P35" style:parent-style-name="Normal" style:family="paragraph">
      <style:text-properties fo:font-size="14pt" style:font-size-asian="14pt" style:font-size-complex="14pt"/>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Normal" style:list-style-name="LFO11" style:family="paragraph"/>
    <style:style style:name="P39" style:parent-style-name="Normal" style:list-style-name="LFO11" style:family="paragraph"/>
    <style:style style:name="T40" style:parent-style-name="DefaultParagraphFont" style:family="text">
      <style:text-properties fo:font-style="italic" style:font-style-asian="italic" style:font-style-complex="italic"/>
    </style:style>
    <style:style style:name="P41" style:parent-style-name="Normal" style:list-style-name="LFO11" style:family="paragraph"/>
    <style:style style:name="P42" style:parent-style-name="Normal" style:list-style-name="LFO11" style:family="paragraph"/>
    <style:style style:name="T43" style:parent-style-name="DefaultParagraphFont" style:family="text">
      <style:text-properties fo:font-size="9pt" style:font-size-asian="9pt" style:font-size-complex="9pt"/>
    </style:style>
    <style:style style:name="P44" style:parent-style-name="Normal" style:list-style-name="LFO11" style:family="paragraph"/>
    <style:style style:name="P45" style:parent-style-name="Normal" style:list-style-name="LFO11" style:family="paragraph"/>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Normal" style:list-style-name="LFO12" style:family="paragraph"/>
    <style:style style:name="P49" style:parent-style-name="Normal" style:list-style-name="LFO12" style:family="paragraph"/>
    <style:style style:name="P50" style:parent-style-name="Normal" style:list-style-name="LFO12" style:family="paragraph"/>
    <style:style style:name="P51" style:parent-style-name="Normal" style:list-style-name="LFO12" style:family="paragraph"/>
    <style:style style:name="P52" style:parent-style-name="Normal" style:list-style-name="LFO12" style:family="paragraph"/>
    <style:style style:name="P53" style:parent-style-name="Normal" style:family="paragraph">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Normal" style:list-style-name="LFO13" style:family="paragraph"/>
    <style:style style:name="P56" style:parent-style-name="Normal" style:list-style-name="LFO13" style:family="paragraph"/>
    <style:style style:name="P57" style:parent-style-name="Normal" style:list-style-name="LFO13" style:family="paragraph"/>
    <style:style style:name="P58" style:parent-style-name="Normal" style:list-style-name="LFO13" style:family="paragraph"/>
    <style:style style:name="P59" style:parent-style-name="Normal" style:list-style-name="LFO13" style:family="paragraph"/>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P62" style:parent-style-name="Normal" style:list-style-name="LFO14" style:family="paragraph"/>
    <style:style style:name="P63" style:parent-style-name="Normal" style:list-style-name="LFO14" style:family="paragraph"/>
    <style:style style:name="P64" style:parent-style-name="Normal" style:list-style-name="LFO14" style:family="paragraph"/>
    <style:style style:name="P65" style:parent-style-name="Normal" style:list-style-name="LFO14" style:family="paragraph"/>
    <style:style style:name="P66" style:parent-style-name="Normal" style:list-style-name="LFO14" style:family="paragraph"/>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Normal" style:list-style-name="LFO15" style:family="paragraph"/>
    <style:style style:name="P70" style:parent-style-name="Normal" style:list-style-name="LFO15" style:family="paragraph"/>
    <style:style style:name="P71" style:parent-style-name="Normal" style:list-style-name="LFO15" style:family="paragraph"/>
    <style:style style:name="P72" style:parent-style-name="Normal" style:list-style-name="LFO15" style:family="paragraph"/>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P75" style:parent-style-name="Normal" style:list-style-name="LFO16" style:family="paragraph"/>
    <style:style style:name="P76" style:parent-style-name="Normal" style:list-style-name="LFO16" style:family="paragraph"/>
    <style:style style:name="P77" style:parent-style-name="Normal" style:list-style-name="LFO16" style:family="paragraph"/>
    <style:style style:name="P78" style:parent-style-name="Normal" style:list-style-name="LFO16" style:family="paragraph"/>
    <style:style style:name="P79" style:parent-style-name="Normal" style:list-style-name="LFO16" style:family="paragraph"/>
    <style:style style:name="P80" style:parent-style-name="Normal" style:list-style-name="LFO16" style:family="paragraph"/>
    <style:style style:name="P81" style:parent-style-name="Normal" style:list-style-name="LFO16" style:family="paragraph"/>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P84" style:parent-style-name="Normal" style:list-style-name="LFO17" style:family="paragraph"/>
    <style:style style:name="T85" style:parent-style-name="DefaultParagraphFont" style:family="text">
      <style:text-properties fo:font-weight="bold" style:font-weight-asian="bold" style:font-weight-complex="bold"/>
    </style:style>
    <style:style style:name="P86" style:parent-style-name="Normal" style:list-style-name="LFO17" style:family="paragraph"/>
    <style:style style:name="P87" style:parent-style-name="Normal" style:list-style-name="LFO17" style:family="paragraph"/>
    <style:style style:name="P88" style:parent-style-name="Normal" style:list-style-name="LFO17" style:family="paragraph"/>
    <style:style style:name="P89" style:parent-style-name="Normal" style:list-style-name="LFO17" style:family="paragraph"/>
    <style:style style:name="P90" style:parent-style-name="Normal" style:list-style-name="LFO17" style:family="paragraph"/>
    <style:style style:name="P91" style:parent-style-name="Normal" style:list-style-name="LFO17" style:family="paragraph"/>
    <style:style style:name="P92" style:parent-style-name="Normal" style:list-style-name="LFO17" style:family="paragraph"/>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Normal" style:list-style-name="LFO18" style:family="paragraph"/>
    <style:style style:name="P96" style:parent-style-name="Normal" style:list-style-name="LFO18" style:family="paragraph"/>
    <style:style style:name="P97" style:parent-style-name="Normal" style:list-style-name="LFO18" style:family="paragraph"/>
    <style:style style:name="P98" style:parent-style-name="Normal" style:list-style-name="LFO18" style:family="paragraph"/>
    <style:style style:name="P99" style:parent-style-name="Normal" style:list-style-name="LFO18" style:family="paragraph"/>
    <style:style style:name="P100" style:parent-style-name="Normal" style:list-style-name="LFO18" style:family="paragraph"/>
    <style:style style:name="P101" style:parent-style-name="Normal" style:list-style-name="LFO18" style:family="paragraph"/>
    <style:style style:name="P102" style:parent-style-name="Normal" style:list-style-name="LFO18" style:family="paragraph"/>
    <style:style style:name="P103" style:parent-style-name="Normal" style:list-style-name="LFO18" style:family="paragraph"/>
    <style:style style:name="P104" style:parent-style-name="Normal" style:family="paragraph">
      <style:text-properties fo:font-size="10pt" style:font-size-asian="10pt" style:font-size-complex="10pt"/>
    </style:style>
    <style:style style:name="P105" style:parent-style-name="Normal" style:family="paragraph">
      <style:paragraph-properties>
        <style:tab-stops>
          <style:tab-stop style:type="left" style:position="0.9576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Normal" style:family="paragraph">
      <style:paragraph-properties>
        <style:tab-stops>
          <style:tab-stop style:type="left" style:position="0.9576in"/>
        </style:tab-stops>
      </style:paragraph-properties>
    </style:style>
    <style:style style:name="T108" style:parent-style-name="DefaultParagraphFont" style:family="text">
      <style:text-properties fo:font-weight="bold" style:font-weight-asian="bold" style:font-weight-complex="bold"/>
    </style:style>
    <style:style style:name="P109" style:parent-style-name="Normal" style:family="paragraph">
      <style:paragraph-properties>
        <style:tab-stops>
          <style:tab-stop style:type="left" style:position="0.9576in"/>
        </style:tab-stops>
      </style:paragraph-properties>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P112" style:parent-style-name="Normal" style:family="paragraph">
      <style:paragraph-properties>
        <style:tab-stops>
          <style:tab-stop style:type="left" style:position="0.9576in"/>
        </style:tab-stops>
      </style:paragraph-properties>
    </style:style>
    <style:style style:name="T113" style:parent-style-name="DefaultParagraphFont" style:family="text">
      <style:text-properties fo:font-weight="bold" style:font-weight-asian="bold" style:font-weight-complex="bold"/>
    </style:style>
    <style:style style:name="P114" style:parent-style-name="Normal" style:family="paragraph">
      <style:paragraph-properties>
        <style:tab-stops>
          <style:tab-stop style:type="left" style:position="0.9576in"/>
        </style:tab-stops>
      </style:paragraph-properties>
    </style:style>
    <style:style style:name="T115" style:parent-style-name="DefaultParagraphFont" style:family="text">
      <style:text-properties fo:font-weight="bold" style:font-weight-asian="bold" style:font-weight-complex="bold"/>
    </style:style>
    <style:style style:name="P116" style:parent-style-name="Normal" style:family="paragraph">
      <style:paragraph-properties>
        <style:tab-stops>
          <style:tab-stop style:type="left" style:position="0.9576in"/>
        </style:tab-stops>
      </style:paragraph-properties>
      <style:text-properties fo:font-size="12pt" style:font-size-asian="12pt" style:font-size-complex="12pt"/>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fo:wrap-option="wrap" fo:padding-top="1.2in" fo:padding-bottom="1.2in" fo:padding-left="1in" fo:padding-right="1.2in" draw:textarea-vertical-align="bottom" draw:textarea-horizontal-align="left" draw:fill="gradient" draw:fill-gradient-name="a2" draw:stroke="none" draw:auto-grow-width="false" draw:auto-grow-height="false"/>
      <style:paragraph-properties style:font-independent-line-spacing="false" style:writing-mode="lr-tb"/>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draw:fill="solid" draw:fill-color="#ffffff" draw:opacity="30.196%" draw:stroke="none"/>
    </style:style>
    <style:style style:family="graphic" style:name="a5">
      <style:graphic-properties style:wrap="run-through" style:run-through="background" style:horizontal-rel="page" style:vertical-rel="page" style:horizontal-pos="from-left" style:vertical-pos="from-top"/>
    </style:style>
  </office:automatic-styles>
  <office:body>
    <office:text text:use-soft-page-breaks="true">
      <text:p text:style-name="P1"><draw:frame draw:z-index="251661312" draw:id="id0" draw:style-name="a0" draw:name="Ink 4" text:anchor-type="paragraph" svg:x="-1.60846in" svg:y="0.2998in" svg:width="0.00039in" svg:height="0.00039in" style:rel-width="scale" style:rel-height="scale"><draw:image xlink:href="media/image1.png" xlink:type="simple" xlink:show="embed" xlink:actuate="onLoad"/><svg:title/><svg:desc/></draw:frame><draw:frame draw:z-index="251660288" draw:id="id1" draw:style-name="a1" draw:name="Ink 3" text:anchor-type="paragraph" svg:x="-1.60846in" svg:y="0.2998in" svg:width="0.00039in" svg:height="0.00039in" style:rel-width="scale" style:rel-height="scale"><draw:image xlink:href="media/image1.png" xlink:type="simple" xlink:show="embed" xlink:actuate="onLoad"/><svg:title/><svg:desc/></draw:frame><text:tab/></text:p>
      <text:p text:style-name="Normal"><draw:g draw:z-index="251659264" draw:name="Group 125" draw:id="id4" draw:style-name="a5" text:anchor-type="paragraph"><svg:title/><svg:desc/><draw:custom-shape svg:x="0.52431in" svg:y="0.52778in" svg:width="7.2138in" svg:height="7.82708in" draw:id="id2" draw:style-name="a3" draw:name="Freeform 10"><svg:title/><svg:desc/><text:p text:style-name="Normal"><text:bookmark-start text:name="_Toc193652570"/><text:span text:style-name="T2">Project :<text:s/></text:span><text:bookmark-end text:name="_Toc193652570"/><text:span text:style-name="T3">Democratische bioscoop</text:span></text:p><text:p text:style-name="Normal"/><text:p text:style-name="Normal"><text:bookmark-start text:name="_Toc193652571"/><text:span text:style-name="T4">Groep: Roan,</text:span><text:span text:style-name="T5"><text:s/>Rick</text:span><text:span text:style-name="T6">,<text:s/></text:span><text:span text:style-name="T7">Rachel</text:span><text:span text:style-name="T8">,</text:span><text:span text:style-name="T9"><text:s/>Aba,</text:span><text:span text:style-name="T10"><text:s/>Abdul</text:span><text:bookmark-end text:name="_Toc193652571"/></text:p><draw:enhanced-geometry draw:type="non-primitive" svg:viewBox="0 0 720 700" draw:enhanced-path="M 0 0 C 0 644 0 644 0 644 23 650 62 658 113 665 250 685 476 700 720 644 720 617 720 617 720 617 720 0 720 0 720 0 0 0 0 0 0 0 N" draw:text-areas="?f17 ?f18 ?f24 ?f25" draw:glue-points="?f17 ?f18 ?f17 ?f19 ?f20 ?f21 ?f22 ?f19 ?f22 ?f23 ?f22 ?f18 ?f17 ?f18"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0"/><draw:equation draw:name="f7" draw:formula="?f4 / 700"/><draw:equation draw:name="f8" draw:formula="0 * ?f5 / 720"/><draw:equation draw:name="f9" draw:formula="0 * ?f4 / 700"/><draw:equation draw:name="f10" draw:formula="4972126 * ?f4 / 700"/><draw:equation draw:name="f11" draw:formula="872222 * ?f5 / 720"/><draw:equation draw:name="f12" draw:formula="5134261 * ?f4 / 700"/><draw:equation draw:name="f13" draw:formula="5557520 * ?f5 / 720"/><draw:equation draw:name="f14" draw:formula="4763667 * ?f4 / 700"/><draw:equation draw:name="f15" draw:formula="720 * ?f5 / 720"/><draw:equation draw:name="f16" draw:formula="700 * ?f4 / 700"/><draw:equation draw:name="f17" draw:formula="?f8 / ?f6"/><draw:equation draw:name="f18" draw:formula="?f9 / ?f7"/><draw:equation draw:name="f19" draw:formula="?f10 / ?f7"/><draw:equation draw:name="f20" draw:formula="?f11 / ?f6"/><draw:equation draw:name="f21" draw:formula="?f12 / ?f7"/><draw:equation draw:name="f22" draw:formula="?f13 / ?f6"/><draw:equation draw:name="f23" draw:formula="?f14 / ?f7"/><draw:equation draw:name="f24" draw:formula="?f15 / ?f6"/><draw:equation draw:name="f25" draw:formula="?f16 / ?f7"/></draw:enhanced-geometry></draw:custom-shape><draw:custom-shape svg:x="1.66177in" svg:y="7.43565in" svg:width="6.08129in" svg:height="0.73847in" draw:id="id3" draw:style-name="a4" draw:name="Freeform 11"><svg:title/><svg:desc/><draw:enhanced-geometry draw:type="non-primitive" svg:viewBox="0 0 607 66" draw:enhanced-path="M 607 0 C 450 44 300 57 176 57 109 57 49 53 0 48 66 58 152 66 251 66 358 66 480 56 607 27 607 0 607 0 607 0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7"/><draw:equation draw:name="f7" draw:formula="?f4 / 66"/><draw:equation draw:name="f8" draw:formula="4685030 * ?f5 / 607"/><draw:equation draw:name="f9" draw:formula="0 * ?f4 / 66"/><draw:equation draw:name="f10" draw:formula="1358427 * ?f5 / 607"/><draw:equation draw:name="f11" draw:formula="440373 * ?f4 / 66"/><draw:equation draw:name="f12" draw:formula="0 * ?f5 / 607"/><draw:equation draw:name="f13" draw:formula="370840 * ?f4 / 66"/><draw:equation draw:name="f14" draw:formula="1937302 * ?f5 / 607"/><draw:equation draw:name="f15" draw:formula="509905 * ?f4 / 66"/><draw:equation draw:name="f16" draw:formula="208598 * ?f4 / 66"/><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g></text:p>
      <text:p text:style-name="P11"/>
      <text:p text:style-name="TOCHeading"><text:span text:style-name="T12">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text:a xlink:href="#_Toc193652570" office:target-frame-name="_top" xlink:show="replace"><text:span text:style-name="T14">Project :<text:s/></text:span><text:span text:style-name="T15">Democratische bioscoop</text:span><text:tab/>0</text:a></text:p>
          <text:p text:style-name="P16"><text:a xlink:href="#_Toc193652571" office:target-frame-name="_top" xlink:show="replace"><text:span text:style-name="T17">Groep</text:span><text:span text:style-name="T18"><text:s/></text:span><text:span text:style-name="T19">:</text:span><text:span text:style-name="T20"><text:s/>Roan, Rick, Rachel, Aba, Abdul</text:span><text:tab/>0</text:a></text:p>
          <text:p text:style-name="P21"><text:a xlink:href="#_Toc193652572" office:target-frame-name="_top" xlink:show="replace"><text:span text:style-name="Hyperlink">Hoofd</text:span><text:bookmark-start text:name="_Hlt225899201"/><text:bookmark-start text:name="_Hlt225899202"/><text:span text:style-name="Hyperlink">s</text:span><text:bookmark-end text:name="_Hlt225899201"/><text:bookmark-end text:name="_Hlt225899202"/><text:span text:style-name="Hyperlink">tuk 1</text:span><text:tab/>1</text:a></text:p>
          <text:p text:style-name="P22"><text:a xlink:href="#_Toc193652573" office:target-frame-name="_top" xlink:show="replace"><text:span text:style-name="Hyperlink">Afspr</text:span><text:bookmark-start text:name="_Hlt225899212"/><text:span text:style-name="Hyperlink">a</text:span><text:bookmark-end text:name="_Hlt225899212"/><text:span text:style-name="Hyperlink">ken</text:span><text:tab/>1</text:a></text:p>
          <text:p text:style-name="P23"><text:a xlink:href="#_Toc193652574" office:target-frame-name="_top" xlink:show="replace"><text:span text:style-name="Hyperlink">Pl</text:span><text:bookmark-start text:name="_Hlt225899208"/><text:span text:style-name="Hyperlink">a</text:span><text:bookmark-end text:name="_Hlt225899208"/><text:span text:style-name="Hyperlink">nning</text:span><text:tab/>1</text:a></text:p>
          <text:p text:style-name="P24"><text:a xlink:href="#_Toc193652575" office:target-frame-name="_top" xlink:show="replace"><text:span text:style-name="Hyperlink">Overlegmom</text:span><text:bookmark-start text:name="_Hlt225899203"/><text:span text:style-name="Hyperlink">e</text:span><text:bookmark-end text:name="_Hlt225899203"/><text:span text:style-name="Hyperlink">nten</text:span><text:tab/>2</text:a></text:p>
          <text:p text:style-name="P25"><text:a xlink:href="#_Toc193652576" office:target-frame-name="_top" xlink:show="replace"><text:span text:style-name="Hyperlink">Evaluatie</text:span><text:tab/>4</text:a></text:p>
        </text:index-body>
      </text:table-of-content>
      <text:p text:style-name="Normal"/>
      <text:h text:style-name="Heading1" text:outline-level="1"><text:bookmark-start text:name="_Toc168383837"/><text:bookmark-start text:name="_Toc169595501"/><text:bookmark-start text:name="_Toc193652572"/>Hoofdstuk 1<text:bookmark-end text:name="_Toc168383837"/><text:bookmark-end text:name="_Toc169595501"/><text:bookmark-end text:name="_Toc193652572"/></text:h>
      <text:h text:style-name="P26" text:outline-level="1"/>
      <text:h text:style-name="P27" text:outline-level="1"><text:bookmark-start text:name="_Toc168383838"/><text:bookmark-start text:name="_Toc169595502"/><text:bookmark-start text:name="_Toc193652573"/>Afspraken<text:bookmark-end text:name="_Toc168383838"/><text:bookmark-end text:name="_Toc169595502"/><text:bookmark-end text:name="_Toc193652573"/></text:h>
      <text:p text:style-name="Normal"/>
      <text:list text:style-name="LFO1" text:continue-numbering="true">
        <text:list-item>
          <text:p text:style-name="P28">Goede communicatie binnen het team via de Teams-chat.</text:p>
        </text:list-item>
        <text:list-item>
          <text:p text:style-name="P29">Alle documenten en bestanden worden na iedere les in de gedeelde OneDrive map geplaatst.</text:p>
        </text:list-item>
        <text:list-item>
          <text:p text:style-name="P30">Bij vertraging of afwezigheid wordt dit tijdig gemeld via Teams.</text:p>
        </text:list-item>
        <text:list-item>
          <text:p text:style-name="P31">We houden iedere les een overleg en documenteren de resultaten in het projectverslag.</text:p>
        </text:list-item>
        <text:list-item>
          <text:p text:style-name="P32">Jira<text:s/>-board wordt consequent bijgehouden en up-to-date gehouden.</text:p>
        </text:list-item>
        <text:list-item>
          <text:p text:style-name="P33">Problemen of blokkades worden direct gedeeld met het team en indien nodig met de product owner.</text:p>
        </text:list-item>
      </text:list>
      <text:h text:style-name="Heading1" text:outline-level="1"><text:bookmark-start text:name="_Toc168383839"/><text:bookmark-start text:name="_Toc169595503"/></text:h>
      <text:h text:style-name="P34" text:outline-level="1"><text:bookmark-start text:name="_Toc193652574"/>Planning<text:bookmark-end text:name="_Toc168383839"/><text:bookmark-end text:name="_Toc169595503"/><text:bookmark-end text:name="_Toc193652574"/></text:h>
      <text:p text:style-name="P35"/>
      <text:p text:style-name="Normal"><text:a xlink:href="https://abasinburhani.atlassian.net/jira/for-you?continue=https%3A%2F%2Fabasinburhani.atlassian.net%2Fwelcome%2Fsoftware" office:target-frame-name="_top" xlink:show="replace"><text:span text:style-name="Hyperlink">https://abasinburhani.atlassian.net/jira</text:span><text:bookmark-start text:name="_Hlt225898131"/><text:bookmark-start text:name="_Hlt225898132"/><text:span text:style-name="Hyperlink">/</text:span><text:bookmark-end text:name="_Hlt225898131"/><text:bookmark-end text:name="_Hlt225898132"/><text:span text:style-name="Hyperlink">for-you?continue=https%3A%2F%2Fabasinburhani.atlassian.net%2Fwelcome%2Fsoftware</text:span></text:a></text:p>
      <text:h text:style-name="Heading1" text:outline-level="1"><text:bookmark-start text:name="_Toc168383841"/><text:bookmark-start text:name="_Toc169595517"/></text:h>
      <text:h text:style-name="Heading1" text:outline-level="1"><text:bookmark-start text:name="_Toc193652575"/>Overlegmomenten<text:bookmark-end text:name="_Toc168383841"/><text:bookmark-end text:name="_Toc169595517"/><text:bookmark-end text:name="_Toc193652575"/></text:h>
      <text:p text:style-name="Normal"><text:span text:style-name="T36">Lesweek 1</text:span><text:line-break/><text:span text:style-name="T37">Besproken punten:</text:span></text:p>
      <text:list text:style-name="LFO11" text:continue-numbering="true">
        <text:list-item>
          <text:p text:style-name="P38">Kennismaking met het team<text:s/></text:p>
        </text:list-item>
        <text:list-item>
          <text:p text:style-name="P39">Introductie van het project<text:s/><text:span text:style-name="T40">Democratische Bioscoop</text:span><text:s/></text:p>
        </text:list-item>
        <text:list-item>
          <text:p text:style-name="P41">Uitleg van het concept: gebruikers stemmen op films<text:s/></text:p>
        </text:list-item>
        <text:list-item>
          <text:p text:style-name="P42">OneDrive en<text:s/>Jira<text:span text:style-name="T43"><text:s/></text:span>opgezet voor samenwerking<text:s/></text:p>
        </text:list-item>
        <text:list-item>
          <text:p text:style-name="P44">Afspraken gemaakt over communicatie en workflow<text:s/></text:p>
        </text:list-item>
        <text:list-item>
          <text:p text:style-name="P45">Eerste ideeën voor functionaliteiten (stemmen, films bekijken, accounts)<text:s/></text:p>
        </text:list-item>
      </text:list>
      <text:p text:style-name="Normal"><draw:custom-shape svg:x="0in" svg:y="0in" svg:width="45.51042in" svg:height="0.00139in" draw:z-index="0" draw:id="id5" draw:style-name="a6" draw:name="Horizontal Line 43" text:anchor-type="as-char"><svg:title/><svg:desc/><draw:enhanced-geometry draw:type="non-primitive" svg:viewBox="0 0 21600 21600" draw:enhanced-path="M 0 0 L 21600 0 21600 21600 0 21600 Z N"/></draw:custom-shape></text:p>
      <text:p text:style-name="Normal"><text:span text:style-name="T46">Lesweek 2</text:span><text:line-break/><text:span text:style-name="T47">Besproken punten:</text:span></text:p>
      <text:list text:style-name="LFO12" text:continue-numbering="true">
        <text:list-item>
          <text:p text:style-name="P48">Verdere uitwerking van het concept<text:s/></text:p>
        </text:list-item>
        <text:list-item>
          <text:p text:style-name="P49">Eerste wireframes en mockups besproken<text:s/></text:p>
        </text:list-item>
        <text:list-item>
          <text:p text:style-name="P50">Feedback gegeven op design (home, film pagina, stemmen pagina)<text:s/></text:p>
        </text:list-item>
        <text:list-item>
          <text:p text:style-name="P51">Begin gemaakt met globale product backlog<text:s/></text:p>
        </text:list-item>
        <text:list-item>
          <text:p text:style-name="P52">Rollen binnen het team verdeeld<text:s/></text:p>
        </text:list-item>
      </text:list>
      <text:p text:style-name="Normal"><draw:custom-shape svg:x="0in" svg:y="0in" svg:width="45.51042in" svg:height="0.00139in" draw:z-index="0" draw:id="id6" draw:style-name="a7" draw:name="Horizontal Line 44" text:anchor-type="as-char"><svg:title/><svg:desc/><draw:enhanced-geometry draw:type="non-primitive" svg:viewBox="0 0 21600 21600" draw:enhanced-path="M 0 0 L 21600 0 21600 21600 0 21600 Z N"/></draw:custom-shape></text:p>
      <text:p text:style-name="P53">Lesweek 3</text:p>
      <text:p text:style-name="Normal"><text:span text:style-name="T54">Besproken punten:</text:span></text:p>
      <text:list text:style-name="LFO13" text:continue-numbering="true">
        <text:list-item>
          <text:p text:style-name="P55">Mockups verder uitgewerkt (dark theme bioscoopstijl)<text:s/></text:p>
        </text:list-item>
        <text:list-item>
          <text:p text:style-name="P56">Functionaliteiten bepaald: stemmen, reserveren, dashboard (admin)<text:s/></text:p>
        </text:list-item>
        <text:list-item>
          <text:p text:style-name="P57">User stories opgesteld<text:s/></text:p>
        </text:list-item>
        <text:list-item>
          <text:p text:style-name="P58">Prioriteiten bepaald (wat is MVP)<text:s/></text:p>
        </text:list-item>
        <text:list-item>
          <text:p text:style-name="P59">Technische keuzes besproken (PHP, database, login systeem)<text:s/></text:p>
        </text:list-item>
      </text:list>
      <text:p text:style-name="Normal"><draw:custom-shape svg:x="0in" svg:y="0in" svg:width="45.51042in" svg:height="0.00139in" draw:z-index="0" draw:id="id7" draw:style-name="a8" draw:name="Horizontal Line 45" text:anchor-type="as-char"><svg:title/><svg:desc/><draw:enhanced-geometry draw:type="non-primitive" svg:viewBox="0 0 21600 21600" draw:enhanced-path="M 0 0 L 21600 0 21600 21600 0 21600 Z N"/></draw:custom-shape></text:p>
      <text:p text:style-name="Normal"><text:span text:style-name="T60">Lesweek 4</text:span><text:line-break/><text:span text:style-name="T61">Besproken punten:</text:span></text:p>
      <text:list text:style-name="LFO14" text:continue-numbering="true">
        <text:list-item>
          <text:p text:style-name="P62">Product backlog verder uitgewerkt<text:s/></text:p>
        </text:list-item>
        <text:list-item>
          <text:p text:style-name="P63">Database structuur besproken (gebruikers, stemmen, films)<text:s/></text:p>
        </text:list-item>
        <text:list-item>
          <text:p text:style-name="P64">Eerste voorbereidingen voor development<text:s/></text:p>
        </text:list-item>
        <text:list-item>
          <text:p text:style-name="P65">Taken globaal verdeeld<text:s/></text:p>
        </text:list-item>
        <text:list-item>
          <text:p text:style-name="P66">UI/UX verbeteringen besproken<text:s/></text:p>
        </text:list-item>
      </text:list>
      <text:p text:style-name="Normal"><draw:custom-shape svg:x="0in" svg:y="0in" svg:width="45.51042in" svg:height="0.00139in" draw:z-index="0" draw:id="id8" draw:style-name="a9" draw:name="Horizontal Line 46" text:anchor-type="as-char"><svg:title/><svg:desc/><draw:enhanced-geometry draw:type="non-primitive" svg:viewBox="0 0 21600 21600" draw:enhanced-path="M 0 0 L 21600 0 21600 21600 0 21600 Z N"/></draw:custom-shape></text:p>
      <text:p text:style-name="Normal"><text:span text:style-name="T67">Lesweek 5</text:span><text:line-break/><text:span text:style-name="T68">Besproken punten:</text:span></text:p>
      <text:list text:style-name="LFO15" text:continue-numbering="true">
        <text:list-item>
          <text:p text:style-name="P69">Verdere voorbereiding op development<text:s/></text:p>
        </text:list-item>
        <text:list-item>
          <text:p text:style-name="P70">Problemen en vragen besproken (login, stem systeem)<text:s/></text:p>
        </text:list-item>
        <text:list-item>
          <text:p text:style-name="P71">Planning aangepast → sprint start later dan gepland<text:s/></text:p>
        </text:list-item>
        <text:list-item>
          <text:p text:style-name="P72">Extra focus op duidelijkheid van features<text:s/></text:p>
        </text:list-item>
      </text:list>
      <text:p text:style-name="Normal"><draw:custom-shape svg:x="0in" svg:y="0in" svg:width="45.51042in" svg:height="0.00139in" draw:z-index="0" draw:id="id9" draw:style-name="a10" draw:name="Horizontal Line 47" text:anchor-type="as-char"><svg:title/><svg:desc/><draw:enhanced-geometry draw:type="non-primitive" svg:viewBox="0 0 21600 21600" draw:enhanced-path="M 0 0 L 21600 0 21600 21600 0 21600 Z N"/></draw:custom-shape></text:p>
      <text:p text:style-name="Normal"><text:span text:style-name="T73">Lesweek 6</text:span><text:line-break/><text:span text:style-name="T74">Besproken punten:</text:span></text:p>
      <text:list text:style-name="LFO16" text:continue-numbering="true">
        <text:list-item>
          <text:p text:style-name="P75">Laatste voorbereidingen voor Sprint 1<text:s/></text:p>
        </text:list-item>
        <text:list-item>
          <text:p text:style-name="P76">User stories opnieuw geprioriteerd<text:s/></text:p>
        </text:list-item>
        <text:list-item>
          <text:p text:style-name="P77">MVP duidelijk vastgesteld:<text:s/></text:p>
          <text:list text:continue-numbering="true">
            <text:list-item>
              <text:p text:style-name="P78">Films bekijken<text:s/></text:p>
            </text:list-item>
            <text:list-item>
              <text:p text:style-name="P79">Stemmen<text:s/></text:p>
            </text:list-item>
            <text:list-item>
              <text:p text:style-name="P80">Basis login systeem<text:s/></text:p>
            </text:list-item>
          </text:list>
        </text:list-item>
        <text:list-item>
          <text:p text:style-name="P81">Taken concreet gemaakt voor sprint<text:s/></text:p>
        </text:list-item>
      </text:list>
      <text:p text:style-name="Normal"><draw:custom-shape svg:x="0in" svg:y="0in" svg:width="45.51042in" svg:height="0.00139in" draw:z-index="0" draw:id="id10" draw:style-name="a11" draw:name="Horizontal Line 48" text:anchor-type="as-char"><svg:title/><svg:desc/><draw:enhanced-geometry draw:type="non-primitive" svg:viewBox="0 0 21600 21600" draw:enhanced-path="M 0 0 L 21600 0 21600 21600 0 21600 Z N"/></draw:custom-shape></text:p>
      <text:p text:style-name="Normal"><text:span text:style-name="T82">Lesweek 7 (Start Sprint 1)</text:span><text:line-break/><text:span text:style-name="T83">Besproken punten:</text:span></text:p>
      <text:list text:style-name="LFO17" text:continue-numbering="true">
        <text:list-item>
          <text:p text:style-name="P84"><text:span text:style-name="T85">Sprint 1 gestart (later dan gepland)</text:span><text:s/></text:p>
        </text:list-item>
        <text:list-item>
          <text:p text:style-name="P86">Eerste development taken opgepakt<text:s/></text:p>
        </text:list-item>
        <text:list-item>
          <text:p text:style-name="P87">Daily stand-up ingevoerd<text:s/></text:p>
        </text:list-item>
        <text:list-item>
          <text:p text:style-name="P88">Begin gemaakt met:<text:s/></text:p>
          <text:list text:continue-numbering="true">
            <text:list-item>
              <text:p text:style-name="P89">Homepagina<text:s/></text:p>
            </text:list-item>
            <text:list-item>
              <text:p text:style-name="P90">Film overzicht<text:s/></text:p>
            </text:list-item>
            <text:list-item>
              <text:p text:style-name="P91">Stem functionaliteit<text:s/></text:p>
            </text:list-item>
          </text:list>
        </text:list-item>
        <text:list-item>
          <text:p text:style-name="P92">Eerste technische problemen besproken<text:s/></text:p>
        </text:list-item>
      </text:list>
      <text:p text:style-name="Normal"><draw:custom-shape svg:x="0in" svg:y="0in" svg:width="45.51042in" svg:height="0.00139in" draw:z-index="0" draw:id="id11" draw:style-name="a12" draw:name="Horizontal Line 49" text:anchor-type="as-char"><svg:title/><svg:desc/><draw:enhanced-geometry draw:type="non-primitive" svg:viewBox="0 0 21600 21600" draw:enhanced-path="M 0 0 L 21600 0 21600 21600 0 21600 Z N"/></draw:custom-shape></text:p>
      <text:soft-page-break/>
      <text:p text:style-name="Normal"><text:span text:style-name="T93">Lesweek 8</text:span><text:line-break/><text:span text:style-name="T94">Besproken punten:</text:span></text:p>
      <text:list text:style-name="LFO18" text:continue-numbering="true">
        <text:list-item>
          <text:p text:style-name="P95">Voortgang Sprint 1 besproken<text:s/></text:p>
        </text:list-item>
        <text:list-item>
          <text:p text:style-name="P96">Blokkades opgelost (database / login issues)<text:s/></text:p>
        </text:list-item>
        <text:list-item>
          <text:p text:style-name="P97">Eerste werkende onderdelen getest<text:s/></text:p>
        </text:list-item>
        <text:list-item>
          <text:p text:style-name="P98">Code reviews uitgevoerd<text:s/></text:p>
        </text:list-item>
        <text:list-item>
          <text:p text:style-name="P99">Voorbereiding demo<text:s/></text:p>
        </text:list-item>
        <text:list-item>
          <text:p text:style-name="P100">Leerpunten:<text:s/></text:p>
          <text:list text:continue-numbering="true">
            <text:list-item>
              <text:p text:style-name="P101">Betere planning nodig<text:s/></text:p>
            </text:list-item>
            <text:list-item>
              <text:p text:style-name="P102">Sprint eerder starten volgende keer<text:s/></text:p>
            </text:list-item>
            <text:list-item>
              <text:p text:style-name="P103">Meer focus houden op MVP<text:s/></text:p>
            </text:list-item>
          </text:list>
        </text:list-item>
      </text:list>
      <text:p text:style-name="Normal"/>
      <text:h text:style-name="Heading1" text:outline-level="1"><text:bookmark-start text:name="_Toc193652576"/>Evaluatie<text:bookmark-end text:name="_Toc193652576"/></text:h>
      <text:p text:style-name="Normal"/>
      <text:p text:style-name="P104"/>
      <text:p text:style-name="P105"><text:span text:style-name="T106">Rachel:</text:span> <text:line-break/>Ik vond dat het plannen over het algemeen redelijk goed ging. We hadden een duidelijke structuur en wisten meestal wat er van ons verwacht werd, wat ervoor zorgde dat we efficiënt konden werken. De communicatie binnen het team was prima en we hielden elkaar goed op de hoogte van de voortgang. Toch denk ik dat er nog ruimte is voor verbetering op dit vlak; het had nog iets vaker en uitgebreider gemogen, zodat iedereen altijd volledig betrokken bleef en eventuele misverstanden sneller voorkomen konden worden. Verder vond ik het een leuke en leerzame opdracht om aan te werken. De samenwerking in het team verliep goed! </text:p>
      <text:p text:style-name="P107"><text:span text:style-name="T108">Aba:</text:span> <text:line-break/>Ik vond dat de samenwerking binnen het team over het algemeen goed verliep. Ik probeerde mijn taken serieus te nemen en deze op tijd af te ronden. Tijdens het project dacht ik ook mee over mogelijke oplossingen en hielp ik waar nodig was  wanneer iemand ergens tegenaan liep. Soms had de communicatie binnen het team iets duidelijker gekund, maar over het algemeen ben ik tevreden met hoe het project verlopen is en met het eindresultaat dat we samen hebben bereikt. </text:p>
      <text:p text:style-name="P109"><text:span text:style-name="T110">Abdul:</text:span><text:span text:style-name="T111"> </text:span><text:line-break/>Ik heb tijdens dit project rustig en geconcentreerd aan mijn taken gewerkt. Ik heb geprobeerd mijn onderdelen goed uit te werken en op tijd af te ronden. Wanneer er feedback werd gegeven stond ik hier ook voor open, zodat het werk verbeterd kon worden. Achteraf denk ik dat ik soms iets meer initiatief had kunnen nemen, maar ik vind dat ik wel een stabiele bijdrage aan het project heb geleverd. </text:p>
      <text:soft-page-break/>
      <text:p text:style-name="P112"><text:span text:style-name="T113">Roan:</text:span> <text:line-break/>Tijdens het project was ik betrokken bij de verschillende onderdelen en dacht ik mee tijdens de momenten waarop we overleg hadden. Ik probeerde mijn mening te geven wanneer dat nodig was en hielp mee met het uitwerken van ideeën. Soms had ik misschien iets actiever kunnen communiceren binnen het team, maar over het algemeen vond ik dat de samenwerking goed verliep en dat we samen een goed resultaat hebben neergezet. Ik heb vooral het design gemaakt en vanuit daar hebben we het project voortgezet. </text:p>
      <text:p text:style-name="P114"><text:span text:style-name="T115">Rick:</text:span> <text:line-break/>Ik heb tijdens dit project vooral zelfstandig aan mijn taken gewerkt en geprobeerd mij aan de afspraken te houden die we als groep hadden gemaakt. Ik heb mijn onderdelen uitgewerkt en ervoor gezorgd dat deze op tijd werden afgerond. De samenwerking met de rest van het team verliep voor mijn gevoel goed en uiteindelijk hebben we samen een mooi eindresultaat kunnen behalen. </text:p>
      <text:p text:style-name="P116"/>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language="nl" fo:country="NL"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fo:language="nl" fo:country="NL"/>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fo:language="nl" fo:country="NL"/>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fo:language="nl" fo:country="NL"/>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fo:language="nl" fo:country="NL"/>
    </style:style>
    <style:style style:name="Heading5Char" style:display-name="Heading 5 Char" style:family="text" style:parent-style-name="DefaultParagraphFont">
      <style:text-properties style:font-name-asian="Times New Roman" style:font-name-complex="Times New Roman" fo:color="#0F4761" fo:language="nl" fo:country="NL"/>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nl" fo:country="NL"/>
    </style:style>
    <style:style style:name="Heading7Char" style:display-name="Heading 7 Char" style:family="text" style:parent-style-name="DefaultParagraphFont">
      <style:text-properties style:font-name-asian="Times New Roman" style:font-name-complex="Times New Roman" fo:color="#595959" fo:language="nl" fo:country="NL"/>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nl" fo:country="NL"/>
    </style:style>
    <style:style style:name="Heading9Char" style:display-name="Heading 9 Char" style:family="text" style:parent-style-name="DefaultParagraphFont">
      <style:text-properties style:font-name-asian="Times New Roman" style:font-name-complex="Times New Roman" fo:color="#272727" fo:language="nl" fo:country="NL"/>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nl" fo:country="NL"/>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nl" fo:country="NL"/>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nl" fo:country="NL"/>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fo:language="nl" fo:country="NL"/>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paragraph-properties fo:margin-top="0.1666in" fo:margin-bottom="0in"/>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gradient draw:name="a2" draw:style="linear" draw:angle="0" draw:start-color="#495467" draw:end-color="#25374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ulrahman Alyounis</meta:initial-creator>
    <dc:creator>Abdulrahman Alyounis</dc:creator>
    <meta:creation-date>2026-03-31T22:54:00Z</meta:creation-date>
    <dc:date>2026-03-31T23:27:00Z</dc:date>
    <meta:template xlink:href="Normal.dotm" xlink:type="simple"/>
    <meta:editing-cycles>1</meta:editing-cycles>
    <meta:editing-duration>PT1980S</meta:editing-duration>
    <meta:document-statistic meta:page-count="6" meta:paragraph-count="11" meta:word-count="873" meta:character-count="5843" meta:row-count="41" meta:non-whitespace-character-count="4981"/>
  </office:meta>
</office:document-meta>
</file>